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orem ipsum dolor sit ame</text:p>
          </table:table-cell>
        </table:table-row>
        <table:table-row table:style-name="ro1">
          <table:table-cell/>
          <table:table-cell table:formula="of:=MID([.B2];7;5)" office:value-type="string" office:string-value="ipsum" calcext:value-type="string">
            <text:p>ipsum</text:p>
          </table:table-cell>
        </table:table-row>
        <table:table-row table:style-name="ro1">
          <table:table-cell/>
          <table:table-cell table:formula="of:=LEFT([.B2];5)" office:value-type="string" office:string-value="Lorem" calcext:value-type="string">
            <text:p>Lorem</text:p>
          </table:table-cell>
        </table:table-row>
        <table:table-row table:style-name="ro1">
          <table:table-cell/>
          <table:table-cell table:formula="of:=RIGHT([.B2];3)" office:value-type="string" office:string-value="ame" calcext:value-type="string">
            <text:p>ame</text:p>
          </table:table-cell>
        </table:table-row>
        <table:table-row table:style-name="ro1">
          <table:table-cell/>
          <table:table-cell table:formula="of:=CLEAN([.B2])" office:value-type="string" office:string-value="Lorem ipsum dolor sit ame" calcext:value-type="string">
            <text:p>Lorem ipsum dolor sit ame</text:p>
          </table:table-cell>
        </table:table-row>
        <table:table-row table:style-name="ro1">
          <table:table-cell/>
          <table:table-cell table:formula="of:=SUBSTITUTE([.B2];&quot;ipsum&quot;;&quot;opium&quot;)" office:value-type="string" office:string-value="Lorem opium dolor sit ame" calcext:value-type="string">
            <text:p>Lorem opium dolor sit ame</text:p>
          </table:table-cell>
        </table:table-row>
        <table:table-row table:style-name="ro1">
          <table:table-cell/>
          <table:table-cell table:style-name="ce1" table:formula="of:=EXACT([.B6];[.B7])" office:value-type="boolean" office:boolean-value="false" calcext:value-type="boolean">
            <text:p>FAŁS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09:21:37.059000000</meta:creation-date>
    <dc:date>2024-01-04T09:56:11.417000000</dc:date>
    <meta:editing-duration>PT34M35S</meta:editing-duration>
    <meta:editing-cycles>1</meta:editing-cycles>
    <meta:document-statistic meta:table-count="1" meta:cell-count="7" meta:object-count="0"/>
    <meta:generator>LibreOffice/7.5.4.2$Windows_X86_64 LibreOffice_project/36ccfdc35048b057fd9854c757a8b67ec53977b6</meta:generator>
  </office:meta>
</office:document-meta>
</file>